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  <style:font-face style:name="inherit" svg:font-family="inherit"/>
  </office:font-face-decls>
  <office:automatic-styles>
    <style:style style:name="P1" style:family="paragraph" style:parent-style-name="Standard">
      <style:text-properties officeooo:rsid="000a7c38" officeooo:paragraph-rsid="000a7c38"/>
    </style:style>
    <style:style style:name="P2" style:family="paragraph" style:parent-style-name="Standard">
      <style:text-properties officeooo:paragraph-rsid="000e8a46"/>
    </style:style>
    <style:style style:name="P3" style:family="paragraph" style:parent-style-name="Standard">
      <style:text-properties officeooo:rsid="00108a6f" officeooo:paragraph-rsid="000a7c38"/>
    </style:style>
    <style:style style:name="P4" style:family="paragraph" style:parent-style-name="Standard">
      <style:text-properties officeooo:rsid="0012a87f" officeooo:paragraph-rsid="0012a87f"/>
    </style:style>
    <style:style style:name="P5" style:family="paragraph" style:parent-style-name="Standard">
      <style:text-properties officeooo:rsid="001406fd" officeooo:paragraph-rsid="001406fd"/>
    </style:style>
    <style:style style:name="P6" style:family="paragraph" style:parent-style-name="Standard">
      <style:text-properties officeooo:rsid="0015b856" officeooo:paragraph-rsid="0015b856"/>
    </style:style>
    <style:style style:name="T1" style:family="text">
      <style:text-properties officeooo:rsid="000ab7d8"/>
    </style:style>
    <style:style style:name="T2" style:family="text">
      <style:text-properties officeooo:rsid="000e8a46"/>
    </style:style>
    <style:style style:name="T3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4" style:family="text">
      <style:text-properties officeooo:rsid="00131a6a"/>
    </style:style>
    <style:style style:name="T5" style:family="text">
      <style:text-properties officeooo:rsid="0014a715"/>
    </style:style>
    <style:style style:name="T6" style:family="text">
      <style:text-properties officeooo:rsid="0014c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 create 2 windows 2016 servers and 1 W10 client pc. We install on all 3 <text:span text:style-name="T5">virtual machines </text:span>tailscale and Splunk Universal Forwarder. <text:span text:style-name="T5">On 1 server we install the Active Directory Domain Controller, on the other server we install the Exchange server. </text:span></text:p>
      <text:p text:style-name="P2"/>
      <text:p text:style-name="P2"><text:span text:style-name="T2">Link splunk enterprise: </text:span><text:a xlink:type="simple" xlink:href="http://100.108.124.85:8000/" office:target-frame-name="_blank" xlink:show="new" text:style-name="Internet_20_link" text:visited-style-name="Visited_20_Internet_20_Link"><text:span text:style-name="T3">http://100.108.124.85:8000/</text:span></text:a> </text:p>
      <text:p text:style-name="P2"><text:span text:style-name="T2">IP: 100.108.124.85</text:span></text:p>
      <text:p text:style-name="P4">credentials: becode<text:tab/>becodeis<text:span text:style-name="T4">fun</text:span> </text:p>
      <text:p text:style-name="P1"/>
      <text:p text:style-name="P1"><text:span text:style-name="T1">We install the E</text:span>xchange server <text:span text:style-name="T1">according to the </text:span>instructi<text:span text:style-name="T1">on</text:span>s <text:span text:style-name="T1">shown in this</text:span> video:</text:p>
      <text:p text:style-name="P1">YouTube video: <text:a xlink:type="simple" xlink:href="https://youtu.be/EXsxwj5Obao" text:style-name="Internet_20_link" text:visited-style-name="Visited_20_Internet_20_Link">https://youtu.be/EXsxwj5Obao</text:a></text:p>
      <text:p text:style-name="P1"/>
      <text:p text:style-name="P1">We follow the instructions to install the Exchange server. We need to install a wide variety of roles, software applications and we need to do some configuration in the Active Directory. <text:span text:style-name="T6">When it is installed you can log into the exchange browser. </text:span></text:p>
      <text:p text:style-name="P3"/>
      <text:p text:style-name="P6">In the Splunk forwarder we add these files to the config →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09:13:34.358000000</meta:creation-date>
    <dc:date>2024-08-21T14:37:19.290000000</dc:date>
    <meta:editing-duration>PT5H11M16S</meta:editing-duration>
    <meta:editing-cycles>1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8" meta:word-count="121" meta:character-count="779" meta:non-whitespace-character-count="662"/>
  </office:meta>
</office:document-meta>
</file>